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820d" officeooo:paragraph-rsid="0014820d"/>
    </style:style>
    <style:style style:name="P2" style:family="paragraph" style:parent-style-name="Standard">
      <style:text-properties officeooo:rsid="0019b54c" officeooo:paragraph-rsid="0019b54c"/>
    </style:style>
    <style:style style:name="P3" style:family="paragraph" style:parent-style-name="Standard">
      <style:text-properties officeooo:rsid="001a4151" officeooo:paragraph-rsid="001a4151"/>
    </style:style>
    <style:style style:name="P4" style:family="paragraph" style:parent-style-name="Standard" style:list-style-name="L1">
      <style:text-properties officeooo:rsid="0014820d" officeooo:paragraph-rsid="0014820d"/>
    </style:style>
    <style:style style:name="P5" style:family="paragraph" style:parent-style-name="Standard" style:list-style-name="L1">
      <style:text-properties officeooo:rsid="00161ae5" officeooo:paragraph-rsid="00161ae5"/>
    </style:style>
    <style:style style:name="P6" style:family="paragraph" style:parent-style-name="Standard">
      <style:text-properties officeooo:rsid="001a4151" officeooo:paragraph-rsid="001a4151"/>
    </style:style>
    <style:style style:name="P7" style:family="paragraph" style:parent-style-name="Standard">
      <style:text-properties officeooo:rsid="001bafba" officeooo:paragraph-rsid="001bafba"/>
    </style:style>
    <style:style style:name="P8" style:family="paragraph" style:parent-style-name="Standard" style:list-style-name="L2">
      <style:text-properties officeooo:rsid="001bafba" officeooo:paragraph-rsid="001baf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5/27/2014</text:p>
      <text:p text:style-name="P1"/>
      <text:p text:style-name="P1">Archiver Project</text:p>
      <text:list xml:id="list8384821951059174037" text:style-name="L1">
        <text:list-item>
          <text:p text:style-name="P4">Way to currently register projects</text:p>
        </text:list-item>
        <text:list-item>
          <text:p text:style-name="P4">gk3pz --&gt;fzxew</text:p>
        </text:list-item>
        <text:list-item>
          <text:p text:style-name="P5">Give pointer to resource you want to clone and an api key, it then clones it</text:p>
        </text:list-item>
        <text:list-item>
          <text:p text:style-name="P5">In progress: store it on the S3 for COS</text:p>
        </text:list-item>
      </text:list>
      <text:p text:style-name="P2"/>
      <text:p text:style-name="P2">05/30/2014</text:p>
      <text:p text:style-name="P2"/>
      <text:p text:style-name="P2">How to Generate Multiple Projects</text:p>
      <text:p text:style-name="P2"/>
      <text:p text:style-name="P3">06/02/2014</text:p>
      <text:p text:style-name="P3"/>
      <text:p text:style-name="P3">Primary Contact email</text:p>
      <text:p text:style-name="P3">(Raw → JSON → OSF)</text:p>
      <text:p text:style-name="P3">Make JSON from files</text:p>
      <text:p text:style-name="P3"><text:tab/>Authors, Title, Descriptions, Links, E-mail to primary author, PDF, Keywords</text:p>
      <text:p text:style-name="P3">Robots for PLOS (Scrape per year)</text:p>
      <text:p text:style-name="P3"/>
      <text:p text:style-name="P7">Metadata</text:p>
      <text:list xml:id="list2188666719049971561" text:style-name="L2">
        <text:list-item>
          <text:p text:style-name="P8">Raw</text:p>
        </text:list-item>
        <text:list-item>
          <text:p text:style-name="P8">Date, extracted</text:p>
        </text:list-item>
        <text:list-item>
          <text:p text:style-name="P8">Date, impoprted</text:p>
        </text:list-item>
        <text:list-item>
          <text:p text:style-name="P8">Sour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4:04:56.130333139</meta:creation-date>
    <dc:date>2014-06-04T16:38:59.376909971</dc:date>
    <meta:editing-duration>PT2H6M47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9" meta:word-count="86" meta:character-count="470" meta:non-whitespace-character-count="411"/>
  </office:meta>
</office:document-meta>
</file>